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8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are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alamar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Embutid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Catal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table:number-columns-repeated="3" office:value-type="string" calcext:value-type="string">
            <text:p>Quesadill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rudivoro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uba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Catal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Oliv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adill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Embutid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Embutid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tal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horiz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Ques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lamar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arn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Crudivor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Oliv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Mexic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Crudivor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Camaron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Choriz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Cervez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Quesadill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marones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orrezn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Oliv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Croque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Vermou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Cuba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arn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horiz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Quesadillas</text:p>
          </table:table-cell>
          <table:table-cell table:number-columns-repeated="2" office:value-type="string" calcext:value-type="string">
            <text:p>Vermou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Verduras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table:number-columns-repeated="3"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Mexic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Frit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Cervez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Asiatic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Camaron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i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Mexic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Vega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oque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Mexic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Embutid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Asiatic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Quesadill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maron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4"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i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Frit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Mexic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ga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Asiatic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Embutid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adill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adill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Albondig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Mexic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Carne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</table:table-row>
        <table:table-row table:style-name="ro1"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Tap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Asiatic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Mexic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oque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Mexic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oquetas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Embutid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uba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orrezn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Cuba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maron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horiz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Frit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adillas</text:p>
          </table:table-cell>
        </table:table-row>
        <table:table-row table:style-name="ro1">
          <table:table-cell table:number-columns-repeated="3"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Vi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roquetas</text:p>
          </table:table-cell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Mexic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Torreznos</text:p>
          </table:table-cell>
          <table:table-cell table:number-columns-repeated="2"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Crudivor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table:number-columns-repeated="2" office:value-type="string" calcext:value-type="string">
            <text:p>Cuba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Albondigas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oque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adill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table:number-columns-repeated="3"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</table:table-row>
        <table:table-row table:style-name="ro1"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Vi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Comid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4"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Queso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Vi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uba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orreznos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Embutid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n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</table:table-row>
        <table:table-row table:style-name="ro1"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orrezn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Cervez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Asiatic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Verdur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Albondig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rvez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Oliv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Olivas</text:p>
          </table:table-cell>
          <table:table-cell table:number-columns-repeated="2"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orrezn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orrezn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roque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Oliv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Cuba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Oliv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table:number-columns-repeated="3"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Calamar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nas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Albondig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</table:table-row>
        <table:table-row table:style-name="ro1"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alamares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Vega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Verduras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ga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Desayu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adill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Asiatic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Vi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erveza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en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ga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Desayu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Croque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adill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Tap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Cervez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Frit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Vi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Catal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Oliv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orrezn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Choriz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lamar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Desayu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rne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ervez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udivor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Catal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Vega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n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Cuba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Quesadillas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n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Verdur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ubatas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lamar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n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Torreznos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maron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table:number-columns-repeated="3"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Cen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maron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table:number-columns-repeated="3" office:value-type="string" calcext:value-type="string">
            <text:p>Ques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Frit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Mexic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Quesadillas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omida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oquetas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Cubatas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</table:table-row>
        <table:table-row table:style-name="ro1"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adill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dur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Oliv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Desay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Frit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Olivas</text:p>
          </table:table-cell>
        </table:table-row>
        <table:table-row table:style-name="ro1"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udivor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dur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Oliv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orrezn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Vermou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amarones</text:p>
          </table:table-cell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siatic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Calamar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Quesadill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dur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Camaron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table:number-columns-repeated="3"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Embutid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Croque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</table:table-row>
        <table:table-row table:style-name="ro1"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Verduras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rdur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Mexic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en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Oliv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Tapas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Olivas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table:number-columns-repeated="7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 style:data-style-name="N2" text:time-value="13:18:23.6734109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3T13:18:34.787765227</dc:date>
    <meta:editing-duration>PT47S</meta:editing-duration>
    <meta:editing-cycles>2</meta:editing-cycles>
    <meta:generator>LibreOffice/24.2.7.2$Linux_X86_64 LibreOffice_project/420$Build-2</meta:generator>
    <meta:document-statistic meta:table-count="1" meta:cell-count="35000" meta:object-count="0"/>
  </office:meta>
</office:document-meta>
</file>